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([0],[1,2,3,4,5],[6,7,8],[])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6,8,7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4,5],[7,6,8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([0],[1,2,3,4,5],[7,8,6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85397096498719" calcext:value-type="float">
            <text:p>0.0009</text:p>
          </table:table-cell>
          <table:table-cell table:style-name="ce2" table:formula="of:=[.E4]/[.$E$29]" office:value-type="float" office:value="0.00085397096498719" calcext:value-type="float">
            <text:p>0.0009</text:p>
          </table:table-cell>
        </table:table-row>
        <table:table-row table:style-name="ro1">
          <table:table-cell table:style-name="Default" office:value-type="string" calcext:value-type="string">
            <text:p>([0],[1,2,3,4,5],[8,6,7],[])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85397096498719" calcext:value-type="float">
            <text:p>0.0009</text:p>
          </table:table-cell>
        </table:table-row>
        <table:table-row table:style-name="ro1">
          <table:table-cell table:style-name="Default" office:value-type="string" calcext:value-type="string">
            <text:p>([0],[1,2,3,4,5],[8,7,6],[])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85397096498719" calcext:value-type="float">
            <text:p>0.0009</text:p>
          </table:table-cell>
        </table:table-row>
        <table:table-row table:style-name="ro1">
          <table:table-cell table:style-name="Default" office:value-type="string" calcext:value-type="string">
            <text:p>([0],[1,2,3,4,6],[5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85397096498719" calcext:value-type="float">
            <text:p>0.0009</text:p>
          </table:table-cell>
        </table:table-row>
        <table:table-row table:style-name="ro1">
          <table:table-cell table:style-name="Default" office:value-type="string" calcext:value-type="string">
            <text:p>([0],[1,2,3,4,6],[5,8,7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85397096498719" calcext:value-type="float">
            <text:p>0.0009</text:p>
          </table:table-cell>
        </table:table-row>
        <table:table-row table:style-name="ro1">
          <table:table-cell table:style-name="Default" office:value-type="string" calcext:value-type="string">
            <text:p>([0],[1,2,3,4,6],[7,5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6" calcext:value-type="float">
            <text:p>6</text:p>
          </table:table-cell>
          <table:table-cell table:style-name="ce1" table:formula="of:=[.E9]-[.E8]" office:value-type="float" office:value="5" calcext:value-type="float">
            <text:p>5</text:p>
          </table:table-cell>
          <table:table-cell table:style-name="ce2" table:formula="of:=[.F9]/[.$E$29]" office:value-type="float" office:value="0.00426985482493595" calcext:value-type="float">
            <text:p>0.0043</text:p>
          </table:table-cell>
          <table:table-cell table:style-name="ce2" table:formula="of:=[.E9]/[.$E$29]" office:value-type="float" office:value="0.00512382578992314" calcext:value-type="float">
            <text:p>0.0051</text:p>
          </table:table-cell>
        </table:table-row>
        <table:table-row table:style-name="ro1">
          <table:table-cell table:style-name="Default" office:value-type="string" calcext:value-type="string">
            <text:p>([0],[1,2,3,4,6],[7,8,5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6" calcext:value-type="float">
            <text:p>6</text:p>
          </table:table-cell>
          <table:table-cell table:style-name="ce1" table:formula="of:=[.E10]-[.E9]" office:value-type="float" office:value="0" calcext:value-type="float">
            <text:p>0</text:p>
          </table:table-cell>
          <table:table-cell table:style-name="ce2" table:formula="of:=[.F10]/[.$E$29]" office:value-type="float" office:value="0" calcext:value-type="float">
            <text:p>0.0000</text:p>
          </table:table-cell>
          <table:table-cell table:style-name="ce2" table:formula="of:=[.E10]/[.$E$29]" office:value-type="float" office:value="0.00512382578992314" calcext:value-type="float">
            <text:p>0.0051</text:p>
          </table:table-cell>
        </table:table-row>
        <table:table-row table:style-name="ro1">
          <table:table-cell table:style-name="Default" office:value-type="string" calcext:value-type="string">
            <text:p>([0],[1,2,3,4,6],[8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9" calcext:value-type="float">
            <text:p>9</text:p>
          </table:table-cell>
          <table:table-cell table:style-name="ce1" table:formula="of:=[.E11]-[.E10]" office:value-type="float" office:value="3" calcext:value-type="float">
            <text:p>3</text:p>
          </table:table-cell>
          <table:table-cell table:style-name="ce2" table:formula="of:=[.F11]/[.$E$29]" office:value-type="float" office:value="0.00256191289496157" calcext:value-type="float">
            <text:p>0.0026</text:p>
          </table:table-cell>
          <table:table-cell table:style-name="ce2" table:formula="of:=[.E11]/[.$E$29]" office:value-type="float" office:value="0.00768573868488471" calcext:value-type="float">
            <text:p>0.0077</text:p>
          </table:table-cell>
        </table:table-row>
        <table:table-row table:style-name="ro1">
          <table:table-cell table:style-name="Default" office:value-type="string" calcext:value-type="string">
            <text:p>([0],[1,2,3,4,6],[8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16" calcext:value-type="float">
            <text:p>16</text:p>
          </table:table-cell>
          <table:table-cell table:style-name="ce1" table:formula="of:=[.E12]-[.E11]" office:value-type="float" office:value="7" calcext:value-type="float">
            <text:p>7</text:p>
          </table:table-cell>
          <table:table-cell table:style-name="ce2" table:formula="of:=[.F12]/[.$E$29]" office:value-type="float" office:value="0.00597779675491033" calcext:value-type="float">
            <text:p>0.0060</text:p>
          </table:table-cell>
          <table:table-cell table:style-name="ce2" table:formula="of:=[.E12]/[.$E$29]" office:value-type="float" office:value="0.013663535439795" calcext:value-type="float">
            <text:p>0.0137</text:p>
          </table:table-cell>
        </table:table-row>
        <table:table-row table:style-name="ro1">
          <table:table-cell table:style-name="Default" office:value-type="string" calcext:value-type="string">
            <text:p>([0],[1,2,3,4,7],[5,6,8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27" calcext:value-type="float">
            <text:p>27</text:p>
          </table:table-cell>
          <table:table-cell table:style-name="ce1" table:formula="of:=[.E13]-[.E12]" office:value-type="float" office:value="11" calcext:value-type="float">
            <text:p>11</text:p>
          </table:table-cell>
          <table:table-cell table:style-name="ce2" table:formula="of:=[.F13]/[.$E$29]" office:value-type="float" office:value="0.00939368061485909" calcext:value-type="float">
            <text:p>0.0094</text:p>
          </table:table-cell>
          <table:table-cell table:style-name="ce2" table:formula="of:=[.E13]/[.$E$29]" office:value-type="float" office:value="0.0230572160546541" calcext:value-type="float">
            <text:p>0.0231</text:p>
          </table:table-cell>
        </table:table-row>
        <table:table-row table:style-name="ro1">
          <table:table-cell table:style-name="Default" office:value-type="string" calcext:value-type="string">
            <text:p>([0],[1,2,3,4,7],[5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50" calcext:value-type="float">
            <text:p>50</text:p>
          </table:table-cell>
          <table:table-cell table:style-name="ce1" table:formula="of:=[.E14]-[.E13]" office:value-type="float" office:value="23" calcext:value-type="float">
            <text:p>23</text:p>
          </table:table-cell>
          <table:table-cell table:style-name="ce2" table:formula="of:=[.F14]/[.$E$29]" office:value-type="float" office:value="0.0196413321947054" calcext:value-type="float">
            <text:p>0.0196</text:p>
          </table:table-cell>
          <table:table-cell table:style-name="ce2" table:formula="of:=[.E14]/[.$E$29]" office:value-type="float" office:value="0.0426985482493595" calcext:value-type="float">
            <text:p>0.0427</text:p>
          </table:table-cell>
        </table:table-row>
        <table:table-row table:style-name="ro1">
          <table:table-cell table:style-name="Default" office:value-type="string" calcext:value-type="string">
            <text:p>([0],[1,2,3,4,7],[6,5,8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103" calcext:value-type="float">
            <text:p>103</text:p>
          </table:table-cell>
          <table:table-cell table:style-name="ce1" table:formula="of:=[.E15]-[.E14]" office:value-type="float" office:value="53" calcext:value-type="float">
            <text:p>53</text:p>
          </table:table-cell>
          <table:table-cell table:style-name="ce2" table:formula="of:=[.F15]/[.$E$29]" office:value-type="float" office:value="0.0452604611443211" calcext:value-type="float">
            <text:p>0.0453</text:p>
          </table:table-cell>
          <table:table-cell table:style-name="ce2" table:formula="of:=[.E15]/[.$E$29]" office:value-type="float" office:value="0.0879590093936806" calcext:value-type="float">
            <text:p>0.0880</text:p>
          </table:table-cell>
        </table:table-row>
        <table:table-row table:style-name="ro1">
          <table:table-cell table:style-name="Default" office:value-type="string" calcext:value-type="string">
            <text:p>([0],[1,2,3,4,7],[6,8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171" calcext:value-type="float">
            <text:p>171</text:p>
          </table:table-cell>
          <table:table-cell table:style-name="ce1" table:formula="of:=[.E16]-[.E15]" office:value-type="float" office:value="68" calcext:value-type="float">
            <text:p>68</text:p>
          </table:table-cell>
          <table:table-cell table:style-name="ce2" table:formula="of:=[.F16]/[.$E$29]" office:value-type="float" office:value="0.0580700256191289" calcext:value-type="float">
            <text:p>0.0581</text:p>
          </table:table-cell>
          <table:table-cell table:style-name="ce2" table:formula="of:=[.E16]/[.$E$29]" office:value-type="float" office:value="0.14602903501281" calcext:value-type="float">
            <text:p>0.1460</text:p>
          </table:table-cell>
        </table:table-row>
        <table:table-row table:style-name="ro1">
          <table:table-cell table:style-name="Default" office:value-type="string" calcext:value-type="string">
            <text:p>([0],[1,2,3,4,7],[8,5,6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257" calcext:value-type="float">
            <text:p>257</text:p>
          </table:table-cell>
          <table:table-cell table:style-name="ce1" table:formula="of:=[.E17]-[.E16]" office:value-type="float" office:value="86" calcext:value-type="float">
            <text:p>86</text:p>
          </table:table-cell>
          <table:table-cell table:style-name="ce2" table:formula="of:=[.F17]/[.$E$29]" office:value-type="float" office:value="0.0734415029888984" calcext:value-type="float">
            <text:p>0.0734</text:p>
          </table:table-cell>
          <table:table-cell table:style-name="ce2" table:formula="of:=[.E17]/[.$E$29]" office:value-type="float" office:value="0.219470538001708" calcext:value-type="float">
            <text:p>0.2195</text:p>
          </table:table-cell>
        </table:table-row>
        <table:table-row table:style-name="ro1">
          <table:table-cell table:style-name="Default" office:value-type="string" calcext:value-type="string">
            <text:p>([0],[1,2,3,4,7],[8,6,5],[])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407" calcext:value-type="float">
            <text:p>407</text:p>
          </table:table-cell>
          <table:table-cell table:style-name="ce1" table:formula="of:=[.E18]-[.E17]" office:value-type="float" office:value="150" calcext:value-type="float">
            <text:p>150</text:p>
          </table:table-cell>
          <table:table-cell table:style-name="ce2" table:formula="of:=[.F18]/[.$E$29]" office:value-type="float" office:value="0.128095644748079" calcext:value-type="float">
            <text:p>0.1281</text:p>
          </table:table-cell>
          <table:table-cell table:style-name="ce2" table:formula="of:=[.E18]/[.$E$29]" office:value-type="float" office:value="0.347566182749786" calcext:value-type="float">
            <text:p>0.3476</text:p>
          </table:table-cell>
        </table:table-row>
        <table:table-row table:style-name="ro1">
          <table:table-cell table:style-name="Default" office:value-type="string" calcext:value-type="string">
            <text:p>([0],[1,2,3,4,8],[5,6,7],[])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552" calcext:value-type="float">
            <text:p>552</text:p>
          </table:table-cell>
          <table:table-cell table:style-name="ce1" table:formula="of:=[.E19]-[.E18]" office:value-type="float" office:value="145" calcext:value-type="float">
            <text:p>145</text:p>
          </table:table-cell>
          <table:table-cell table:style-name="ce2" table:formula="of:=[.F19]/[.$E$29]" office:value-type="float" office:value="0.123825789923143" calcext:value-type="float">
            <text:p>0.1238</text:p>
          </table:table-cell>
          <table:table-cell table:style-name="ce2" table:formula="of:=[.E19]/[.$E$29]" office:value-type="float" office:value="0.471391972672929" calcext:value-type="float">
            <text:p>0.4714</text:p>
          </table:table-cell>
        </table:table-row>
        <table:table-row table:style-name="ro1">
          <table:table-cell table:style-name="Default" office:value-type="string" calcext:value-type="string">
            <text:p>([0],[1,2,3,4,8],[5,7,6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731" calcext:value-type="float">
            <text:p>731</text:p>
          </table:table-cell>
          <table:table-cell table:style-name="ce1" table:formula="of:=[.E20]-[.E19]" office:value-type="float" office:value="179" calcext:value-type="float">
            <text:p>179</text:p>
          </table:table-cell>
          <table:table-cell table:style-name="ce2" table:formula="of:=[.F20]/[.$E$29]" office:value-type="float" office:value="0.152860802732707" calcext:value-type="float">
            <text:p>0.1529</text:p>
          </table:table-cell>
          <table:table-cell table:style-name="ce2" table:formula="of:=[.E20]/[.$E$29]" office:value-type="float" office:value="0.624252775405636" calcext:value-type="float">
            <text:p>0.6243</text:p>
          </table:table-cell>
        </table:table-row>
        <table:table-row table:style-name="ro1">
          <table:table-cell table:style-name="Default" office:value-type="string" calcext:value-type="string">
            <text:p>([0],[1,2,3,4,8],[6,5,7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890" calcext:value-type="float">
            <text:p>890</text:p>
          </table:table-cell>
          <table:table-cell table:style-name="ce1" table:formula="of:=[.E21]-[.E20]" office:value-type="float" office:value="159" calcext:value-type="float">
            <text:p>159</text:p>
          </table:table-cell>
          <table:table-cell table:style-name="ce2" table:formula="of:=[.F21]/[.$E$29]" office:value-type="float" office:value="0.135781383432963" calcext:value-type="float">
            <text:p>0.1358</text:p>
          </table:table-cell>
          <table:table-cell table:style-name="ce2" table:formula="of:=[.E21]/[.$E$29]" office:value-type="float" office:value="0.760034158838599" calcext:value-type="float">
            <text:p>0.7600</text:p>
          </table:table-cell>
        </table:table-row>
        <table:table-row table:style-name="ro1">
          <table:table-cell table:style-name="Default" office:value-type="string" calcext:value-type="string">
            <text:p>([0],[1,2,3,4,8],[6,7,5],[])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1010" calcext:value-type="float">
            <text:p>1010</text:p>
          </table:table-cell>
          <table:table-cell table:style-name="ce1" table:formula="of:=[.E22]-[.E21]" office:value-type="float" office:value="120" calcext:value-type="float">
            <text:p>120</text:p>
          </table:table-cell>
          <table:table-cell table:style-name="ce2" table:formula="of:=[.F22]/[.$E$29]" office:value-type="float" office:value="0.102476515798463" calcext:value-type="float">
            <text:p>0.1025</text:p>
          </table:table-cell>
          <table:table-cell table:style-name="ce2" table:formula="of:=[.E22]/[.$E$29]" office:value-type="float" office:value="0.862510674637062" calcext:value-type="float">
            <text:p>0.8625</text:p>
          </table:table-cell>
        </table:table-row>
        <table:table-row table:style-name="ro1">
          <table:table-cell table:style-name="Default" office:value-type="string" calcext:value-type="string">
            <text:p>([0],[1,2,3,4,8],[7,5,6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1102" calcext:value-type="float">
            <text:p>1102</text:p>
          </table:table-cell>
          <table:table-cell table:style-name="ce1" table:formula="of:=[.E23]-[.E22]" office:value-type="float" office:value="92" calcext:value-type="float">
            <text:p>92</text:p>
          </table:table-cell>
          <table:table-cell table:style-name="ce2" table:formula="of:=[.F23]/[.$E$29]" office:value-type="float" office:value="0.0785653287788215" calcext:value-type="float">
            <text:p>0.0786</text:p>
          </table:table-cell>
          <table:table-cell table:style-name="ce2" table:formula="of:=[.E23]/[.$E$29]" office:value-type="float" office:value="0.941076003415884" calcext:value-type="float">
            <text:p>0.9411</text:p>
          </table:table-cell>
        </table:table-row>
        <table:table-row table:style-name="ro1">
          <table:table-cell table:style-name="Default" office:value-type="string" calcext:value-type="string">
            <text:p>([0],[1,2,3,4,8],[7,6,5],[])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1147" calcext:value-type="float">
            <text:p>1147</text:p>
          </table:table-cell>
          <table:table-cell table:style-name="ce1" table:formula="of:=[.E24]-[.E23]" office:value-type="float" office:value="45" calcext:value-type="float">
            <text:p>45</text:p>
          </table:table-cell>
          <table:table-cell table:style-name="ce2" table:formula="of:=[.F24]/[.$E$29]" office:value-type="float" office:value="0.0384286934244236" calcext:value-type="float">
            <text:p>0.0384</text:p>
          </table:table-cell>
          <table:table-cell table:style-name="ce2" table:formula="of:=[.E24]/[.$E$29]" office:value-type="float" office:value="0.979504696840307" calcext:value-type="float">
            <text:p>0.9795</text:p>
          </table:table-cell>
        </table:table-row>
        <table:table-row table:style-name="ro1">
          <table:table-cell table:style-name="Default" office:value-type="string" calcext:value-type="string">
            <text:p>([0],[1,2,3,5,4],[6,7,8],[])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1166" calcext:value-type="float">
            <text:p>1166</text:p>
          </table:table-cell>
          <table:table-cell table:style-name="ce1" table:formula="of:=[.E25]-[.E24]" office:value-type="float" office:value="19" calcext:value-type="float">
            <text:p>19</text:p>
          </table:table-cell>
          <table:table-cell table:style-name="ce2" table:formula="of:=[.F25]/[.$E$29]" office:value-type="float" office:value="0.0162254483347566" calcext:value-type="float">
            <text:p>0.0162</text:p>
          </table:table-cell>
          <table:table-cell table:style-name="ce2" table:formula="of:=[.E25]/[.$E$29]" office:value-type="float" office:value="0.995730145175064" calcext:value-type="float">
            <text:p>0.9957</text:p>
          </table:table-cell>
        </table:table-row>
        <table:table-row table:style-name="ro1">
          <table:table-cell table:style-name="Default" office:value-type="string" calcext:value-type="string">
            <text:p>([0],[1,2,3,5,4],[6,8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1171" calcext:value-type="float">
            <text:p>1171</text:p>
          </table:table-cell>
          <table:table-cell table:style-name="ce1" table:formula="of:=[.E26]-[.E25]" office:value-type="float" office:value="5" calcext:value-type="float">
            <text:p>5</text:p>
          </table:table-cell>
          <table:table-cell table:style-name="ce2" table:formula="of:=[.F26]/[.$E$29]" office:value-type="float" office:value="0.00426985482493595" calcext:value-type="float">
            <text:p>0.0043</text:p>
          </table:table-cell>
          <table:table-cell table:style-name="ce2" table:formula="of:=[.E26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6,8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1171" calcext:value-type="float">
            <text:p>1171</text:p>
          </table:table-cell>
          <table:table-cell table:style-name="ce1" table:formula="of:=[.E27]-[.E26]" office:value-type="float" office:value="0" calcext:value-type="float">
            <text:p>0</text:p>
          </table:table-cell>
          <table:table-cell table:style-name="ce2" table:formula="of:=[.F27]/[.$E$29]" office:value-type="float" office:value="0" calcext:value-type="float">
            <text:p>0.0000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7,8,6],[])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1171" calcext:value-type="float">
            <text:p>1171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6,7],[])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1171" calcext:value-type="float">
            <text:p>1171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([0],[1,2,3,5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6],[8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7],[8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5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5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7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5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6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4],[8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4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6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5],[8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4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5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4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6],[8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4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5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7,8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5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4,7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6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4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5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3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7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5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5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6],[8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5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5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6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3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3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3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7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6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6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7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5,8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3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3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7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5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3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5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7],[8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5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6,8],[7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6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3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3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6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5],[8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3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5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3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6],[8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3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3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7,8],[6,5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3],[7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3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6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5],[7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3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5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6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5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4,8,7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6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4],[8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6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6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4,7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3,8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6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7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3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3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3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7,8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6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3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6,8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7],[8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3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4,8],[7,6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3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3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7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4],[8,7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4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7],[8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6,8],[7,4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4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6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3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3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6,8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3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4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6],[8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3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7,8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3],[7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3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6,7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3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4],[7,6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3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3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4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6],[7,4,3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3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4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5,8,7],[6,4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5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7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4,8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7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4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5],[8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5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7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3,8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3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3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3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7,8,3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3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5],[8,7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5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7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5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3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5,7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4,8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7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3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3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7,8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4],[8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3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7],[8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3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4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5,8],[7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4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5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3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5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3,8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5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3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4],[8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4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3,8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3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4,8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3,4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5],[8,4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3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7,8],[5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5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3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5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4],[7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3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5],[7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3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4,5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3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6,8,7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5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4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4,8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4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6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5],[8,6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4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5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6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3,8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5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3],[8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6,8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3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3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6,8,3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3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5],[8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3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6],[8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3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4,8],[6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4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3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3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3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6,8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4],[8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3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4,8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6],[8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3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5,8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4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3],[8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5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3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3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5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4],[8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4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3,8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3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4,8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5],[8,4,3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6,8],[5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3],[6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4],[6,5,3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4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3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4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7,8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5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6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4],[7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6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4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4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6,7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5],[7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5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6],[7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4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5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3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5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6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3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6,7],[])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3,7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3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6,7,3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3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5],[7,6,3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3,7,5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3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5,7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6],[7,5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3,6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5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4,7],[6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4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6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3],[7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3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3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6,7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3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4],[7,6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4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3,7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3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4,7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6],[7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4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3,6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3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4,6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3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5,7],[6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4,7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4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5,7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4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3],[7,5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5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3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3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5,7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3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4],[7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4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3,7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3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4,7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3,4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5],[7,4,3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3,5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3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4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3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6,7],[5,4,3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4,6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4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5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3],[6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3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3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5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3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4],[6,5,3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4,6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3,6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3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4,6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3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5],[6,4,3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4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3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3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4,5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3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2,8,7,6],[5,4,3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7,8],[])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6,8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6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7,8,6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6,7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5],[8,7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7,8,5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6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6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7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6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4,8],[7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4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7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6],[8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4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6,8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4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7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4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6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5,8],[7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4],[8,7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4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5],[8,7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4,8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7],[8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4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5,7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6,8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5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6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5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4],[8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6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4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6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4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5],[8,6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5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4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5,8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4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6],[8,5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5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4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5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4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7,8],[6,5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5,7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4],[7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4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4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6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5],[7,6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4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5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6],[7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4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4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5,6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4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2,8,7],[6,5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6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7,8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5],[8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5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6],[8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6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7],[8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6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2,8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2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7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2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7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6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6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6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6,7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5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7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2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7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2,8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7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2,7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5],[8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2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2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6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5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6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5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2],[8,6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6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2,8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2,8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6,8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2,6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5],[8,6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2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5,8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6],[8,5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5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2,6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5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7,8],[6,5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5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6,7,5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2],[7,6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6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2,7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2,7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6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2,6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5],[7,6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2,7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6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5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2,6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5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4,8,7],[6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6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7,8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6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4],[8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4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7,8,4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6],[8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6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7],[8,6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6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2,8],[7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6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6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7,8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2],[8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6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6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2,8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6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7],[8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2,7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6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4,8],[7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7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4,8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4,7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2],[8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2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2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7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4],[8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4,8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2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4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7],[8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2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6,8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6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4,8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4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6,8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2],[8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6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2,8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6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2,6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4],[8,6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4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2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2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6],[8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4,6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2,6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2,6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4,6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2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7,8],[6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6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4,7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4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6,7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4,6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2],[7,6,4],[])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6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2,7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2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6,7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2,6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4],[7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4,7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2,7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2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6],[7,4,2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4,6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2,6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2,6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4,6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2,4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5,8,7],[6,4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5,8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7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5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4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7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4,8,7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7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5],[8,7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5,8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4,8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4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7],[8,5,4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5,7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4,7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5,7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2,8],[7,5,4],[])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7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5,8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5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7,8,5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2],[8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7,8],[])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2,8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2,8],[]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7,8,2],[])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2,7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5],[8,7,2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5,8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2,8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2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5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2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7],[8,5,2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5,7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2,7,5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5,7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2,5],[])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4,8],[7,5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4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7,8,4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2],[8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7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2,8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7,8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2,7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4],[8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4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2,8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2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4,8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2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7],[8,4,2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4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2,7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2,7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4,7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2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5,8],[7,4,2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4,8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4,8],[])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5,8,4],[])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4,5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2],[8,5,4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5,8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2,8,5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2,8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5,8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2,5],[])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4],[8,5,2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4,8],[])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2,8,4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2,8],[])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4,8,2],[])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2,4],[])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5],[8,4,2],[])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[0],[1,3,6,7,8],[2,4,5],[])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10829">
          <table:table-cell table:style-name="Default" table:number-columns-repeated="2"/>
          <table:table-cell table:number-columns-repeated="6"/>
        </table:table-row>
        <table:table-row table:style-name="ro1" table:number-rows-repeated="1036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6:26:26.044611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3T06:31:01.881502057</dc:date>
    <meta:editing-duration>PT1H43M29S</meta:editing-duration>
    <meta:editing-cycles>72</meta:editing-cycles>
    <meta:document-statistic meta:table-count="1" meta:cell-count="24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85397096498719">
                <text:p>0.00085397096498719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85397096498719">
                <text:p>0.000853970964987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85397096498719">
                <text:p>0.00085397096498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85397096498719">
                <text:p>0.000853970964987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85397096498719">
                <text:p>0.000853970964987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512382578992314">
                <text:p>0.005123825789923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512382578992314">
                <text:p>0.005123825789923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768573868488471">
                <text:p>0.007685738684884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3663535439795">
                <text:p>0.013663535439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30572160546541">
                <text:p>0.02305721605465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26985482493595">
                <text:p>0.04269854824935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79590093936806">
                <text:p>0.08795900939368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602903501281">
                <text:p>0.146029035012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19470538001708">
                <text:p>0.2194705380017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47566182749786">
                <text:p>0.3475661827497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1391972672929">
                <text:p>0.4713919726729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24252775405636">
                <text:p>0.6242527754056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60034158838599">
                <text:p>0.7600341588385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2510674637062">
                <text:p>0.862510674637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1076003415884">
                <text:p>0.941076003415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9504696840307">
                <text:p>0.9795046968403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5730145175064">
                <text:p>0.9957301451750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4:solutions.D29 solutions.G4:solutions.G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4:solutions.G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85397096498719">
                <text:p>0.00085397096498719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26985482493595">
                <text:p>0.004269854824935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56191289496157">
                <text:p>0.002561912894961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597779675491033">
                <text:p>0.005977796754910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939368061485909">
                <text:p>0.00939368061485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6413321947054">
                <text:p>0.01964133219470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52604611443211">
                <text:p>0.04526046114432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80700256191289">
                <text:p>0.05807002561912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34415029888984">
                <text:p>0.07344150298889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8095644748079">
                <text:p>0.1280956447480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3825789923143">
                <text:p>0.123825789923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2860802732707">
                <text:p>0.1528608027327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5781383432963">
                <text:p>0.1357813834329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2476515798463">
                <text:p>0.1024765157984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85653287788215">
                <text:p>0.0785653287788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84286934244236">
                <text:p>0.03842869342442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62254483347566">
                <text:p>0.01622544833475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426985482493595">
                <text:p>0.004269854824935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